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6748" calcext:value-type="float">
            <text:p>10.55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5288" calcext:value-type="float">
            <text:p>10.55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3111111111" calcext:value-type="float">
            <text:p>10.6313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66937142857" calcext:value-type="float">
            <text:p>10.66669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7837241379" calcext:value-type="float">
            <text:p>10.67178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34957241379" calcext:value-type="float">
            <text:p>10.65349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894" calcext:value-type="float">
            <text:p>10.56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95343448276" calcext:value-type="float">
            <text:p>10.489534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88557142857" calcext:value-type="float">
            <text:p>10.43885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13969655172" calcext:value-type="float">
            <text:p>10.44139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74062222222" calcext:value-type="float">
            <text:p>10.517406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92634482759" calcext:value-type="float">
            <text:p>10.5292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23264516129" calcext:value-type="float">
            <text:p>10.502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0172" calcext:value-type="float">
            <text:p>10.52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6652903226" calcext:value-type="float">
            <text:p>10.5586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26128" calcext:value-type="float">
            <text:p>10.59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16438709677" calcext:value-type="float">
            <text:p>10.5716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7313548387" calcext:value-type="float">
            <text:p>10.4727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13" calcext:value-type="float">
            <text:p>10.40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5667096774" calcext:value-type="float">
            <text:p>10.3475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12392" calcext:value-type="float">
            <text:p>10.32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7349677419" calcext:value-type="float">
            <text:p>10.3787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09388571429" calcext:value-type="float">
            <text:p>10.45093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84224516129" calcext:value-type="float">
            <text:p>10.5084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99256" calcext:value-type="float">
            <text:p>10.52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81331612903" calcext:value-type="float">
            <text:p>10.5781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34992" calcext:value-type="float">
            <text:p>10.62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71499354839" calcext:value-type="float">
            <text:p>10.5771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7352516129" calcext:value-type="float">
            <text:p>10.4773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3584" calcext:value-type="float">
            <text:p>10.41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3780645161" calcext:value-type="float">
            <text:p>10.411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63952" calcext:value-type="float">
            <text:p>10.42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07649032258" calcext:value-type="float">
            <text:p>10.4707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11368571429" calcext:value-type="float">
            <text:p>10.51113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5930322581" calcext:value-type="float">
            <text:p>10.5335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8312516129" calcext:value-type="float">
            <text:p>10.5383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36474482759" calcext:value-type="float">
            <text:p>10.553647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9087483871" calcext:value-type="float">
            <text:p>10.5690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862" calcext:value-type="float">
            <text:p>10.54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54438709677" calcext:value-type="float">
            <text:p>10.495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6996129032" calcext:value-type="float">
            <text:p>10.4276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61768" calcext:value-type="float">
            <text:p>10.40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79078709677" calcext:value-type="float">
            <text:p>10.3979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316" calcext:value-type="float">
            <text:p>10.40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89778064516" calcext:value-type="float">
            <text:p>10.4289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8657777778" calcext:value-type="float">
            <text:p>10.454865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496" calcext:value-type="float">
            <text:p>10.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11862857143" calcext:value-type="float">
            <text:p>10.47118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92424" calcext:value-type="float">
            <text:p>10.49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93362580645" calcext:value-type="float">
            <text:p>10.5193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45256" calcext:value-type="float">
            <text:p>10.50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5160516129" calcext:value-type="float">
            <text:p>10.46516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93132903226" calcext:value-type="float">
            <text:p>10.4093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2544" calcext:value-type="float">
            <text:p>10.34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5303225806" calcext:value-type="float">
            <text:p>10.3145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65376" calcext:value-type="float">
            <text:p>10.34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78211612903" calcext:value-type="float">
            <text:p>10.3678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7851034483" calcext:value-type="float">
            <text:p>10.393785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9936" calcext:value-type="float">
            <text:p>10.4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3347096774" calcext:value-type="float">
            <text:p>10.3963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5184" calcext:value-type="float">
            <text:p>10.42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79251612903" calcext:value-type="float">
            <text:p>10.437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88616" calcext:value-type="float">
            <text:p>10.39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93481290323" calcext:value-type="float">
            <text:p>10.3193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04934193548" calcext:value-type="float">
            <text:p>10.2404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7564" calcext:value-type="float">
            <text:p>10.22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0797419355" calcext:value-type="float">
            <text:p>10.33507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90776" calcext:value-type="float">
            <text:p>10.34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0270967742" calcext:value-type="float">
            <text:p>10.344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5265714286" calcext:value-type="float">
            <text:p>10.36352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04931612903" calcext:value-type="float">
            <text:p>10.4104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85150967742" calcext:value-type="float">
            <text:p>10.4385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276" calcext:value-type="float">
            <text:p>10.46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4103225807" calcext:value-type="float">
            <text:p>10.4974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7952" calcext:value-type="float">
            <text:p>10.5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3050322581" calcext:value-type="float">
            <text:p>10.5153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6492903226" calcext:value-type="float">
            <text:p>10.4306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0008" calcext:value-type="float">
            <text:p>10.26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51202580645" calcext:value-type="float">
            <text:p>10.3151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57334285714" calcext:value-type="float">
            <text:p>10.38573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73179354839" calcext:value-type="float">
            <text:p>10.3973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59181935484" calcext:value-type="float">
            <text:p>10.4559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9692" calcext:value-type="float">
            <text:p>10.48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95385806452" calcext:value-type="float">
            <text:p>10.5895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8028" calcext:value-type="float">
            <text:p>10.63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17305806452" calcext:value-type="float">
            <text:p>10.6017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56867096774" calcext:value-type="float">
            <text:p>10.5456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6232" calcext:value-type="float">
            <text:p>10.47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6926451613" calcext:value-type="float">
            <text:p>10.4456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8864" calcext:value-type="float">
            <text:p>10.4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7556129032" calcext:value-type="float">
            <text:p>10.4947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98454285714" calcext:value-type="float">
            <text:p>10.51984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46051612903" calcext:value-type="float">
            <text:p>10.544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18824347826" calcext:value-type="float">
            <text:p>10.621882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9397" calcext:value-type="float">
            <text:p>10.6693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57216" calcext:value-type="float">
            <text:p>10.719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7342" calcext:value-type="float">
            <text:p>10.737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74735384615" calcext:value-type="float">
            <text:p>10.617473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19236363636" calcext:value-type="float">
            <text:p>10.5419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56864" calcext:value-type="float">
            <text:p>10.49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0032" calcext:value-type="float">
            <text:p>10.67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9016" calcext:value-type="float">
            <text:p>10.6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7492" calcext:value-type="float">
            <text:p>10.66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83905454545" calcext:value-type="float">
            <text:p>10.398390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496" calcext:value-type="float">
            <text:p>10.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85207741935" calcext:value-type="float">
            <text:p>10.50852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25055384615" calcext:value-type="float">
            <text:p>10.492505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52344" calcext:value-type="float">
            <text:p>10.43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09928" calcext:value-type="float">
            <text:p>10.33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6457931035" calcext:value-type="float">
            <text:p>10.277645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0863483871" calcext:value-type="float">
            <text:p>10.3008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5336" calcext:value-type="float">
            <text:p>10.31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95620645161" calcext:value-type="float">
            <text:p>10.3595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80788571429" calcext:value-type="float">
            <text:p>10.42807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88678709677" calcext:value-type="float">
            <text:p>10.4588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62096" calcext:value-type="float">
            <text:p>10.51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77616551724" calcext:value-type="float">
            <text:p>10.54776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33917241379" calcext:value-type="float">
            <text:p>10.58339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728896" calcext:value-type="float">
            <text:p>10.587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8661818182" calcext:value-type="float">
            <text:p>10.497866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25776" calcext:value-type="float">
            <text:p>10.41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34546206897" calcext:value-type="float">
            <text:p>10.403454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82824" calcext:value-type="float">
            <text:p>10.43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36637241379" calcext:value-type="float">
            <text:p>10.47366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34433846154" calcext:value-type="float">
            <text:p>10.493443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41848571429" calcext:value-type="float">
            <text:p>10.51418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77075555556" calcext:value-type="float">
            <text:p>10.557707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48008888889" calcext:value-type="float">
            <text:p>10.584800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34922857143" calcext:value-type="float">
            <text:p>10.63349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72508" calcext:value-type="float">
            <text:p>10.617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74907586207" calcext:value-type="float">
            <text:p>10.58749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58184" calcext:value-type="float">
            <text:p>10.53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54473846154" calcext:value-type="float">
            <text:p>10.525447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2586666667" calcext:value-type="float">
            <text:p>10.53625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1856" calcext:value-type="float">
            <text:p>10.5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1374285714" calcext:value-type="float">
            <text:p>10.57013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984672" calcext:value-type="float">
            <text:p>10.599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7868" calcext:value-type="float">
            <text:p>10.62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8693333333" calcext:value-type="float">
            <text:p>10.68086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5737142857" calcext:value-type="float">
            <text:p>10.72257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72587826087" calcext:value-type="float">
            <text:p>10.767258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58834782609" calcext:value-type="float">
            <text:p>10.795883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1284" calcext:value-type="float">
            <text:p>10.78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8145" calcext:value-type="float">
            <text:p>10.7078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27344" calcext:value-type="float">
            <text:p>10.75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45632" calcext:value-type="float">
            <text:p>10.75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51728" calcext:value-type="float">
            <text:p>10.75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3532" calcext:value-type="float">
            <text:p>10.73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9056" calcext:value-type="float">
            <text:p>10.75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21248" calcext:value-type="float">
            <text:p>10.75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604" meta:object-count="0"/>
    <meta:user-defined meta:name="AppVersion">3.0</meta:user-defined>
  </office:meta>
</office:document-meta>
</file>